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6288f4" officeooo:paragraph-rsid="016288f4" fo:background-color="transparent"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3f8cef" officeooo:paragraph-rsid="016c070a"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5ab69b" officeooo:paragraph-rsid="016288f4"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6f14d5" officeooo:paragraph-rsid="016f14d5"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6f5006" officeooo:paragraph-rsid="016f5006"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14d40c0" officeooo:paragraph-rsid="01781f57" style:font-name-asian="Nimbus Mono L" style:font-size-asian="13pt" style:font-style-asian="normal" style:font-name-complex="Liberation Mono" style:font-size-complex="13pt" style:font-style-complex="normal"/>
    </style:style>
    <style:style style:name="P8" style:family="paragraph" style:parent-style-name="Preformatted_20_Text">
      <style:paragraph-properties fo:text-align="center" style:justify-single-word="false"/>
      <style:text-properties officeooo:paragraph-rsid="00083d4b"/>
    </style:style>
    <style:style style:name="P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3"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5" style:family="paragraph" style:parent-style-name="Preformatted_20_Text">
      <style:text-properties fo:font-size="13pt" officeooo:paragraph-rsid="016367ae" style:font-size-asian="13pt" style:font-size-complex="13pt"/>
    </style:style>
    <style:style style:name="P16" style:family="paragraph" style:parent-style-name="Preformatted_20_Text">
      <style:text-properties fo:font-size="13pt" officeooo:paragraph-rsid="01782f4d" style:font-size-asian="13pt" style:font-size-complex="13pt"/>
    </style:style>
    <style:style style:name="P17"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paragraph-rsid="01654cd5" style:font-size-asian="11pt" style:font-style-asian="italic" style:font-size-complex="11pt" style:font-style-complex="italic"/>
    </style:style>
    <style:style style:name="P18"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6c070a"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9" style:family="paragraph" style:parent-style-name="Preformatted_20_Text">
      <style:text-properties style:font-name="Liberation Sans" fo:font-size="13pt" fo:font-style="normal" style:text-underline-style="none" officeooo:rsid="017511f3" officeooo:paragraph-rsid="017511f3"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style:font-name="Liberation Sans" fo:font-size="13pt" fo:font-style="normal" style:text-underline-style="none" officeooo:rsid="014d40c0" officeooo:paragraph-rsid="01781f57"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style:font-name="Liberation Sans" fo:font-size="13pt" fo:font-style="normal" style:text-underline-style="none" officeooo:rsid="017dc204" officeooo:paragraph-rsid="017dc204"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style:font-name="Liberation Sans" fo:font-size="13pt" fo:font-style="normal" style:text-underline-style="none" officeooo:rsid="016288f4" officeooo:paragraph-rsid="01782f4d"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text-properties fo:font-size="13pt" officeooo:paragraph-rsid="017c1769" style:font-size-asian="13pt" style:font-size-complex="13pt"/>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5cf70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6aee8f"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7a1bb5"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511f3"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75d38a"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7dc204"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7efe79"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5ab69b"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69bceb"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6f8b0f"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6f14d5"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7efe79"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0e307b6" fo:background-color="transparent" loext:char-shading-value="0" style:font-style-asian="normal" style:font-style-complex="normal"/>
    </style:style>
    <style:style style:name="T31" style:family="text">
      <style:text-properties style:font-name="Liberation Sans" fo:font-style="normal" style:text-underline-style="none" officeooo:rsid="00083d4b" fo:background-color="transparent" loext:char-shading-value="0" style:font-style-asian="normal" style:font-style-complex="normal"/>
    </style:style>
    <style:style style:name="T32" style:family="text">
      <style:text-properties style:font-name="Liberation Sans" fo:font-style="normal" style:text-underline-style="none" officeooo:rsid="0123a160" fo:background-color="transparent" loext:char-shading-value="0" style:font-style-asian="normal" style:font-style-complex="normal"/>
    </style:style>
    <style:style style:name="T33" style:family="text">
      <style:text-properties style:font-name="Liberation Sans" fo:font-style="normal" style:text-underline-style="none" officeooo:rsid="013c55a1" fo:background-color="transparent" loext:char-shading-value="0" style:font-style-asian="normal" style:font-style-complex="normal"/>
    </style:style>
    <style:style style:name="T34" style:family="text">
      <style:text-properties style:font-name="Liberation Sans" fo:font-style="normal" style:text-underline-style="none" officeooo:rsid="014f39d6" fo:background-color="transparent" loext:char-shading-value="0" style:font-style-asian="normal" style:font-style-complex="normal"/>
    </style:style>
    <style:style style:name="T35" style:family="text">
      <style:text-properties style:font-name="Liberation Sans" fo:font-style="normal" style:text-underline-style="none" officeooo:rsid="016f8b0f" fo:background-color="transparent" loext:char-shading-value="0"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officeooo:rsid="000dd66a" style:font-weight-asian="bold" style:font-weight-complex="bold"/>
    </style:style>
    <style:style style:name="T38" style:family="text">
      <style:text-properties fo:font-weight="bold" officeooo:rsid="0160cefc" style:font-weight-asian="bold" style:font-weight-complex="bold"/>
    </style:style>
    <style:style style:name="T39" style:family="text">
      <style:text-properties officeooo:rsid="016e05e1"/>
    </style:style>
    <style:style style:name="T40" style:family="text">
      <style:text-properties officeooo:rsid="016f5006"/>
    </style:style>
    <style:style style:name="T41" style:family="text">
      <style:text-properties officeooo:rsid="0175d38a"/>
    </style:style>
    <style:style style:name="T42" style:family="text">
      <style:text-properties officeooo:rsid="01766806"/>
    </style:style>
    <style:style style:name="T43" style:family="text">
      <style:text-properties officeooo:rsid="01775f33"/>
    </style:style>
    <style:style style:name="T44" style:family="text">
      <style:text-properties officeooo:rsid="01782f4d"/>
    </style:style>
    <style:style style:name="T45" style:family="text">
      <style:text-properties officeooo:rsid="017a1bb5"/>
    </style:style>
    <style:style style:name="T46" style:family="text">
      <style:text-properties officeooo:rsid="017dc204"/>
    </style:style>
    <style:style style:name="T47" style:family="text">
      <style:text-properties officeooo:rsid="017efe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8"><text:span text:style-name="T6">1</text:span><text:span text:style-name="T7">4</text:span><text:span text:style-name="T5">th</text:span><text:span text:style-name="T4"> </text:span><text:span text:style-name="T7">January</text:span><text:span text:style-name="T1"> 20</text:span><text:span text:style-name="T2">2</text:span><text:span text:style-name="T3">4</text:span></text:p>
      <text:p text:style-name="P18">Psalm <text:span text:style-name="T45">7</text:span>:<text:span text:style-name="T45">1</text:span>7</text:p>
      <text:p text:style-name="P17">I will give to the Lord the thanks due to his righteousness,<text:line-break/>and I will sing praise to the name of the Lord, the Most High.</text:p>
      <text:p text:style-name="P12"/>
      <text:p text:style-name="P10">Thanks to God</text:p>
      <text:p text:style-name="P23"><text:span text:style-name="T11">O Lord our</text:span><text:span text:style-name="T9"> God,</text:span><text:span text:style-name="T8"> </text:span><text:span text:style-name="T10">we </text:span><text:span text:style-name="T14">have gathered here today to worship You, to take up the words of David and </text:span><text:span text:style-name="T15">give You </text:span><text:span text:style-name="T14">thank</text:span><text:span text:style-name="T15">s and praise</text:span><text:span text:style-name="T14"> because of Your righteousness. You created a world </text:span><text:span text:style-name="T15">where</text:span><text:span text:style-name="T14"> mankind </text:span><text:span text:style-name="T15">could</text:span><text:span text:style-name="T14"> live in </text:span><text:span text:style-name="T15">joyful, productive submission</text:span><text:span text:style-name="T14"> </text:span><text:span text:style-name="T15">to</text:span><text:span text:style-name="T14"> You</text:span><text:span text:style-name="T15">r righteous rule,</text:span><text:span text:style-name="T14"> and </text:span><text:span text:style-name="T15">where</text:span><text:span text:style-name="T14"> people </text:span><text:span text:style-name="T15">could</text:span><text:span text:style-name="T14"> live at peace with each other. </text:span></text:p>
      <text:p text:style-name="P23"><text:span text:style-name="T14"/></text:p>
      <text:p text:style-name="P23"><text:span text:style-name="T14">Yet, because of the Fall and the curse, man is not at peace with anything </text:span><text:span text:style-name="T16">and w</text:span><text:span text:style-name="T12">e acknowledge that we need redemption because we are sinners </text:span><text:span text:style-name="T13">who can</text:span><text:span text:style-name="T12">not save ourselves.</text:span></text:p>
      <text:p text:style-name="P19"/>
      <text:p text:style-name="P6">We thank You for <text:span text:style-name="T46">the</text:span> promise<text:span text:style-name="T46">d</text:span><text:span text:style-name="T42"> One </text:span><text:span text:style-name="T46">who </text:span><text:span text:style-name="T42">would come to crush the head of the serpent. </text:span><text:span text:style-name="T41">We thank You that Jesus </text:span><text:span text:style-name="T46">Christ the Righteous </text:span><text:span text:style-name="T41">is the fulfillment of that promise, and the focus of our hope in Your perfect salvation.</text:span></text:p>
      <text:p text:style-name="P3"/>
      <text:p text:style-name="P11"><text:span text:style-name="T36">The Wide World...</text:span><text:span text:style-name="T37"> a</text:span><text:span text:style-name="T36">nd the </text:span><text:span text:style-name="T38">W</text:span><text:span text:style-name="T36">ider Church</text:span></text:p>
      <text:p text:style-name="P7"><text:span text:style-name="T43">In this world at this time, we see</text:span><text:span text:style-name="T39"> the sinfulness of mankind, </text:span><text:span text:style-name="T43">showing how great is the need for Jesus. </text:span><text:span text:style-name="T46">We have been saddened by the sudden re-emergence of hatred of the people of Israel, but we are not surprised that a world which has turned away from You should also turn away from Your chosen people. We pray for the peace of Jerusalem both spiritually and temporally as the nation remains at ware with sworn enemies.</text:span></text:p>
      <text:p text:style-name="P7"/>
      <text:p text:style-name="P21">Within our own nation we pray for victims of floods interstate in Queensland and NSW. We pray for all the rescue <text:span text:style-name="T47">and</text:span> restoration work, and especially for churches in and around the affected areas. May they be the visible hands and feet of the body of Christ, ministering in practical ways and showing Your love to flood victims.</text:p>
      <text:p text:style-name="P7"/>
      <text:p text:style-name="P5">We pray <text:span text:style-name="T47">also </text:span>for Your Church to continue to <text:span text:style-name="T40">proclaim</text:span> <text:span text:style-name="T40">the</text:span> Truth <text:span text:style-name="T44">that Jesus is the Reason for the Season</text:span>. <text:span text:style-name="T47">When disasters are upon us, it is so easy to lose sight of the fact that You have extended mercy by sending Jesus to be our saviour. W</text:span>e pray <text:span text:style-name="T44">that people will recognise the truth of what is preached, and respond in faith.</text:span></text:p>
      <text:p text:style-name="P4"/>
      <text:p text:style-name="P9">Ashburton</text:p>
      <text:p text:style-name="P16"><text:span text:style-name="T27">We pray for our local community to respond to the </text:span><text:span text:style-name="T29">gospel,</text:span><text:span text:style-name="T27"> </text:span><text:span text:style-name="T29">not only through our Carols service last month but throughout this new year. We pray for more people to</text:span><text:span text:style-name="T27"> hear that God has provided a sure Hope, full redemption because of His steadfast love</text:span><text:span text:style-name="T28">. </text:span><text:span text:style-name="T27">We pray that we would welcome those who come, build relationships with them and they might know the love of God as we reach out to bless them.</text:span></text:p>
      <text:p text:style-name="P22"/>
      <text:p text:style-name="P16"><text:span text:style-name="T23">We </text:span><text:span text:style-name="T18">recognise that Jesus is building </text:span><text:span text:style-name="T19">His church and has called us to join with Him in the task</text:span><text:span text:style-name="T18">. </text:span><text:span text:style-name="T23">We pray</text:span><text:span text:style-name="T22"> for us to </text:span><text:span text:style-name="T21">grow towards spiritual maturity, </text:span><text:span text:style-name="T24">using the means of discipleship, </text:span><text:span text:style-name="T25">prayer</text:span><text:span text:style-name="T24"> and </text:span><text:span text:style-name="T25">fellowship</text:span><text:span text:style-name="T20">. </text:span><text:span text:style-name="T29">We pray for those who are away, and especiually remember Barry &amp; Suzanne on leave. Grant them spiritual rest and safe travels. We thank You for Mook and Talia and family returning from their time away also. </text:span></text:p>
      <text:p text:style-name="P2"/>
      <text:p text:style-name="P15"><text:span text:style-name="T24">We pray that You would restore those among us who are unwell or struggling in their circumstances</text:span><text:span text:style-name="T22">, </text:span><text:span text:style-name="T24">so that we may not be shaken </text:span><text:span text:style-name="T22">as we </text:span><text:span text:style-name="T26">look</text:span><text:span text:style-name="T22"> </text:span><text:span text:style-name="T26">to</text:span><text:span text:style-name="T19"> </text:span><text:span text:style-name="T17">Jesus</text:span><text:span text:style-name="T30">,</text:span><text:span text:style-name="T34"> </text:span><text:span text:style-name="T32">our Lord and Saviour</text:span><text:span text:style-name="T33">, </text:span><text:span text:style-name="T35">the God of our salvation, </text:span><text:span text:style-name="T33"><text:s/></text:span><text:span text:style-name="T31">Amen.</text:span></text:p>
      <text:p text:style-name="P13">Our Father, Who is in heaven,<text:line-break/>hallowed be Your name;<text:line-break/>Your kingdom come;<text:line-break/>Your will be done,<text:line-break/>on earth as it is in heaven.</text:p>
      <text:p text:style-name="P14"/>
      <text:p text:style-name="P14">Give us this day our daily bread.<text:line-break/>And forgive us our trespasses,<text:line-break/>as we forgive those that trespass against us.<text:line-break/>Lead us not into temptation;<text:line-break/>but deliver us from evil.</text:p>
      <text:p text:style-name="P14"/>
      <text:p text:style-name="P14">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1-13T23:09:22.027520386</dc:date>
    <meta:editing-duration>PT13H48M50S</meta:editing-duration>
    <meta:editing-cycles>159</meta:editing-cycles>
    <meta:generator>LibreOffice/7.3.7.2$Linux_X86_64 LibreOffice_project/30$Build-2</meta:generator>
    <meta:print-date>2022-11-12T21:41:23.154044675</meta:print-date>
    <meta:document-statistic meta:table-count="0" meta:image-count="0" meta:object-count="0" meta:page-count="2" meta:paragraph-count="19" meta:word-count="627" meta:character-count="3370" meta:non-whitespace-character-count="2759"/>
  </office:meta>
</office:document-meta>
</file>